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c90" officeooo:paragraph-rsid="000e5c90"/>
    </style:style>
    <style:style style:name="P2" style:family="paragraph" style:parent-style-name="Standard">
      <style:paragraph-properties fo:text-align="start" style:justify-single-word="false"/>
      <style:text-properties officeooo:rsid="000e5c90" officeooo:paragraph-rsid="000e5c90"/>
    </style:style>
    <style:style style:name="P3" style:family="paragraph" style:parent-style-name="Standard">
      <style:paragraph-properties fo:text-align="start" style:justify-single-word="false"/>
      <style:text-properties officeooo:rsid="000e5c90" officeooo:paragraph-rsid="0018f3d4"/>
    </style:style>
    <style:style style:name="P4" style:family="paragraph" style:parent-style-name="Standard">
      <style:paragraph-properties fo:text-align="start" style:justify-single-word="false"/>
      <style:text-properties officeooo:paragraph-rsid="000e5c90"/>
    </style:style>
    <style:style style:name="P5" style:family="paragraph" style:parent-style-name="Standard">
      <style:paragraph-properties fo:text-align="start" style:justify-single-word="false"/>
      <style:text-properties officeooo:paragraph-rsid="00117cc4"/>
    </style:style>
    <style:style style:name="P6" style:family="paragraph" style:parent-style-name="Standard">
      <style:paragraph-properties fo:text-align="start" style:justify-single-word="false"/>
      <style:text-properties officeooo:paragraph-rsid="0012c962"/>
    </style:style>
    <style:style style:name="P7" style:family="paragraph" style:parent-style-name="Standard">
      <style:paragraph-properties fo:text-align="start" style:justify-single-word="false"/>
      <style:text-properties officeooo:paragraph-rsid="00145fee"/>
    </style:style>
    <style:style style:name="P8" style:family="paragraph" style:parent-style-name="Standard">
      <style:paragraph-properties fo:text-align="start" style:justify-single-word="false"/>
      <style:text-properties officeooo:rsid="00117cc4" officeooo:paragraph-rsid="00117cc4"/>
    </style:style>
    <style:style style:name="P9" style:family="paragraph" style:parent-style-name="Standard">
      <style:paragraph-properties fo:text-align="start" style:justify-single-word="false"/>
      <style:text-properties officeooo:rsid="002067d4" officeooo:paragraph-rsid="002067d4"/>
    </style:style>
    <style:style style:name="P10" style:family="paragraph" style:parent-style-name="Standard">
      <style:paragraph-properties fo:text-align="start" style:justify-single-word="false"/>
      <style:text-properties officeooo:rsid="00207123" officeooo:paragraph-rsid="00207123"/>
    </style:style>
    <style:style style:name="T1" style:family="text">
      <style:text-properties officeooo:rsid="000fb451"/>
    </style:style>
    <style:style style:name="T2" style:family="text">
      <style:text-properties officeooo:rsid="0012c962"/>
    </style:style>
    <style:style style:name="T3" style:family="text">
      <style:text-properties officeooo:rsid="00145fee"/>
    </style:style>
    <style:style style:name="T4" style:family="text">
      <style:text-properties officeooo:rsid="00162ce0"/>
    </style:style>
    <style:style style:name="T5" style:family="text">
      <style:text-properties officeooo:rsid="0018f3d4"/>
    </style:style>
    <style:style style:name="T6" style:family="text">
      <style:text-properties officeooo:rsid="001dd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 :</text:p>
      <text:p text:style-name="P1"/>
      <text:p text:style-name="P2">Question 1 :</text:p>
      <text:p text:style-name="P4"/>
      <text:p text:style-name="P4">MainWidget : </text:p>
      <text:p text:style-name="P5"><text:tab/><text:span text:style-name="T2">la classe contient les fonctions nécessaires à l’initialisation de l’interface, de la fenêtre openGL, des shaders et des textures. Elle détient aussi les fonctions de gestion des événements de la fenêtre, la fonction de gestion du rendu « paintGl » et la fonction « resizeGL » permet de redéfinir la taille de l’objet à afficher dans la fenêtre. </text:span></text:p>
      <text:p text:style-name="P5"/>
      <text:p text:style-name="P5">GeometryEngine : </text:p>
      <text:p text:style-name="P5"><text:span text:style-name="T1"><text:tab/>la classe contient un tableau dans lequel sont définis tous les vertex nécessaire à l’affichage du cube ainsi qu’un tableau d’indices correspondant aux indices des vertex de chaque face rangés pour les dessinaient en triangle strip.</text:span></text:p>
      <text:p text:style-name="P8">Ces informations sont stochées dans les buffers « «arrayBuff » et « indexBuff » pour être utiliser avec openGl dans la fonction « «drawCubeGeometry » pour dessiner le cube grâce à la fonction « glDrawElements ».</text:p>
      <text:p text:style-name="P4"/>
      <text:p text:style-name="P7">vshader.glsl :</text:p>
      <text:p text:style-name="P7"><text:tab/><text:span text:style-name="T4">Vertex Shader.</text:span></text:p>
      <text:p text:style-name="P7"><text:tab/><text:span text:style-name="T3">Récupère les coordonnées de l’objet sur la scène sur lesquelles appliquer la texture.</text:span></text:p>
      <text:p text:style-name="P4"/>
      <text:p text:style-name="P6">fshader.glsl :</text:p>
      <text:p text:style-name="P6"><text:tab/><text:span text:style-name="T4">Fragment Shader.</text:span></text:p>
      <text:p text:style-name="P6"><text:tab/><text:span text:style-name="T3">Défini la couleur à appliquer à chacune des coordonnées en fonction de la texture.</text:span></text:p>
      <text:p text:style-name="P6"><text:tab/></text:p>
      <text:p text:style-name="P2">Question 2 :</text:p>
      <text:p text:style-name="P2"/>
      <text:p text:style-name="P2">void GeometryEngine::initCubeGeometry() :</text:p>
      <text:p text:style-name="P3"><text:tab/>C<text:span text:style-name="T5">ette méthode contient les tableaux de vertex et d’indices nécessaires pour l’affichage du cube. Ces informations sont tranférées dans les buffers « «arrayBuff » et « indexBuff » pour être utiliser par openGl.</text:span></text:p>
      <text:p text:style-name="P2"><text:tab/></text:p>
      <text:p text:style-name="P2">void GeometryEngine::drawCubeGeometry(QOpenGLShaderProgram *program) :</text:p>
      <text:p text:style-name="P2"><text:tab/><text:span text:style-name="T6">Cette méthode lie les tableaux de vertex et d’indices définis dans « initCubeGeometry() » <text:s/>au programme shader courant avec « .bind() ».</text:span></text:p>
      <text:p text:style-name="P10">Elle spécifie où lire les données de position des vertex et celles de coordonnées des textures.</text:p>
      <text:p text:style-name="P9">Elle dessine le cube grâce à la fonction « glDrawElements » dans laquelle on spécifie le type de dessin (GL_TRIANGLE_STRIP).</text:p>
      <text:p text:style-name="P2"/>
      <text:p text:style-name="P2">Question 3 :</text:p>
      <text:p text:style-name="P2"/>
      <text:p text:style-name="P2">Question 4 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20:00.791000000</meta:creation-date>
    <meta:generator>LibreOffice/5.4.5.1$Windows_X86_64 LibreOffice_project/79c9829dd5d8054ec39a82dc51cd9eff340dbee8</meta:generator>
    <dc:date>2018-09-28T11:55:54.766000000</dc:date>
    <meta:editing-duration>PT45M26S</meta:editing-duration>
    <meta:editing-cycles>13</meta:editing-cycles>
    <meta:document-statistic meta:table-count="0" meta:image-count="0" meta:object-count="0" meta:page-count="1" meta:paragraph-count="24" meta:word-count="283" meta:character-count="1795" meta:non-whitespace-character-count="1520"/>
  </office:meta>
</office:document-meta>
</file>